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ei_sensing</text:p>
          </table:table-cell>
          <table:table-cell office:value-type="string" calcext:value-type="string">
            <text:p>lit_sensing</text:p>
          </table:table-cell>
          <table:table-cell office:value-type="string" calcext:value-type="string">
            <text:p>rVel</text:p>
          </table:table-cell>
          <table:table-cell office:value-type="string" calcext:value-type="string">
            <text:p>turn_prob</text:p>
          </table:table-cell>
          <table:table-cell office:value-type="string" calcext:value-type="string">
            <text:p>turn_prob_max</text:p>
          </table:table-cell>
          <table:table-cell office:value-type="string" calcext:value-type="string">
            <text:p>turn_prob_min</text:p>
          </table:table-cell>
          <table:table-cell office:value-type="string" calcext:value-type="string">
            <text:p>abandon_prob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umin</text:p>
          </table:table-cell>
          <table:table-cell office:value-type="string" calcext:value-type="string">
            <text:p>umax</text:p>
          </table:table-cell>
          <table:table-cell office:value-type="string" calcext:value-type="string">
            <text:p>n_stddev</text:p>
          </table:table-cell>
          <table:table-cell office:value-type="string" calcext:value-type="string">
            <text:p>n_mean</text:p>
          </table:table-cell>
          <table:table-cell office:value-type="string" calcext:value-type="string">
            <text:p>escape_dist</text:p>
          </table:table-cell>
          <table:table-cell office:value-type="string" calcext:value-type="string">
            <text:p>call_scale</text:p>
          </table:table-cell>
          <table:table-cell office:value-type="string" calcext:value-type="string">
            <text:p>repel_scale</text:p>
          </table:table-cell>
          <table:table-cell office:value-type="string" calcext:value-type="string">
            <text:p>log_rate</text:p>
          </table:table-cell>
          <table:table-cell office:value-type="string" calcext:value-type="string">
            <text:p>max_step_siz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0.1" calcext:value-type="float">
            <text:p>0.1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0.1" calcext:value-type="float">
            <text:p>0.1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0.1" calcext:value-type="float">
            <text:p>0.1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0.1" calcext:value-type="float">
            <text:p>0.1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0.1" calcext:value-type="float">
            <text:p>0.1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0.1" calcext:value-type="float">
            <text:p>0.1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0.1" calcext:value-type="float">
            <text:p>0.1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0.1" calcext:value-type="float">
            <text:p>0.1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0.1" calcext:value-type="float">
            <text:p>0.1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0.1" calcext:value-type="float">
            <text:p>0.1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0.1" calcext:value-type="float">
            <text:p>0.1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0.1" calcext:value-type="float">
            <text:p>0.1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0.1" calcext:value-type="float">
            <text:p>0.1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0.1" calcext:value-type="float">
            <text:p>0.1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0.1" calcext:value-type="float">
            <text:p>0.1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2:40:04.971152662</meta:creation-date>
    <dc:date>2018-01-09T14:48:27.963345326</dc:date>
    <meta:editing-duration>PT2H8M26S</meta:editing-duration>
    <meta:editing-cycles>2</meta:editing-cycles>
    <meta:generator>LibreOffice/5.1.6.2$Linux_X86_64 LibreOffice_project/10m0$Build-2</meta:generator>
    <meta:document-statistic meta:table-count="1" meta:cell-count="1034" meta:object-count="0"/>
  </office:meta>
</office:document-meta>
</file>